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"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Dashed_20__28_var_29_"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_20__28_var_29_"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369cm" svg:height="0.962cm" svg:x="9.326cm" svg:y="3.74cm">
          <draw:text-box>
            <text:p>Server</text:p>
          </draw:text-box>
        </draw:frame>
        <draw:frame draw:style-name="gr1" draw:layer="layout" svg:width="2.475cm" svg:height="0.962cm" svg:x="3.551cm" svg:y="3.848cm">
          <draw:text-box>
            <text:p>Agents</text:p>
          </draw:text-box>
        </draw:frame>
        <draw:frame draw:style-name="gr1" draw:layer="layout" svg:width="3.808cm" svg:height="0.962cm" svg:x="14.335cm" svg:y="3.848cm">
          <draw:text-box>
            <text:p>Coordinator</text:p>
          </draw:text-box>
        </draw:frame>
        <draw:line draw:style-name="gr2" draw:text-style-name="P1" draw:layer="layout" svg:x1="4.81cm" svg:y1="4.81cm" svg:x2="4.81cm" svg:y2="17.51cm">
          <text:p/>
        </draw:line>
        <draw:line draw:style-name="gr3" draw:text-style-name="P1" draw:layer="layout" svg:x1="10.525cm" svg:y1="4.811cm" svg:x2="10.525cm" svg:y2="17.51cm">
          <text:p/>
        </draw:line>
        <draw:line draw:style-name="gr2" draw:text-style-name="P1" draw:layer="layout" svg:x1="16.21cm" svg:y1="4.811cm" svg:x2="16.24cm" svg:y2="17.51cm">
          <text:p/>
        </draw:line>
        <draw:line draw:style-name="gr3" draw:text-style-name="P1" draw:layer="layout" svg:x1="10.525cm" svg:y1="4.81cm" svg:x2="4.81cm" svg:y2="6.08cm">
          <text:p/>
        </draw:line>
        <draw:line draw:style-name="gr3" draw:text-style-name="P1" draw:layer="layout" svg:x1="10.526cm" svg:y1="4.81cm" svg:x2="16.24cm" svg:y2="6.08cm">
          <text:p/>
        </draw:line>
        <draw:custom-shape draw:style-name="gr4" draw:text-style-name="P1" draw:layer="layout" svg:width="4.445cm" svg:height="0.635cm" svg:x="2.605cm" svg:y="6.215cm">
          <text:p text:style-name="P1">Update Belief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5cm" svg:height="0.635cm" svg:x="14cm" svg:y="6.18cm">
          <text:p text:style-name="P1">Update Belief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5cm" svg:height="0.635cm" svg:x="2.605cm" svg:y="7.085cm">
          <text:p text:style-name="P1">Coordinatio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81cm" svg:y1="12.955cm" svg:x2="10.525cm" svg:y2="14.225cm">
          <text:p/>
        </draw:line>
        <draw:line draw:style-name="gr3" draw:text-style-name="P1" draw:layer="layout" svg:x1="16.24cm" svg:y1="12.955cm" svg:x2="10.525cm" svg:y2="14.225cm">
          <text:p/>
        </draw:line>
        <draw:custom-shape draw:style-name="gr4" draw:text-style-name="P1" draw:layer="layout" svg:width="4.445cm" svg:height="0.635cm" svg:x="14cm" svg:y="9.65cm">
          <text:p text:style-name="P1">Coordin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5cm" svg:height="0.635cm" svg:x="14cm" svg:y="12.12cm">
          <text:p text:style-name="P1">Behavio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526cm" svg:y1="14.31cm" svg:x2="16.24cm" svg:y2="15.58cm">
          <text:p/>
        </draw:line>
        <draw:line draw:style-name="gr5" draw:text-style-name="P1" draw:layer="layout" svg:x1="10.526cm" svg:y1="14.31cm" svg:x2="4.811cm" svg:y2="15.58cm">
          <text:p/>
        </draw:line>
        <draw:line draw:style-name="gr6" draw:text-style-name="P1" draw:layer="layout" svg:x1="4.81cm" svg:y1="7.89cm" svg:x2="16.24cm" svg:y2="9.525cm">
          <text:p/>
        </draw:line>
        <draw:line draw:style-name="gr7" draw:text-style-name="P1" draw:layer="layout" svg:x1="16.24cm" svg:y1="10.43cm" svg:x2="4.81cm" svg:y2="11.965cm">
          <text:p/>
        </draw:line>
        <draw:custom-shape draw:style-name="gr4" draw:text-style-name="P1" draw:layer="layout" svg:width="4.445cm" svg:height="0.635cm" svg:x="2.57cm" svg:y="12.1cm">
          <text:p text:style-name="P1">Behavior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964cm" svg:height="0.725cm" svg:x="10.641cm" svg:y="8.13cm">
          <draw:text-box>
            <text:p text:style-name="P2"><text:span text:style-name="T1">Coordination Messages</text:span></text:p>
          </draw:text-box>
        </draw:frame>
        <draw:frame draw:style-name="gr1" draw:text-style-name="P2" draw:layer="layout" svg:width="3.736cm" svg:height="0.725cm" svg:x="5.445cm" svg:y="10.695cm">
          <draw:text-box>
            <text:p text:style-name="P2"><text:span text:style-name="T1">Action Messa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ethe </meta:initial-creator>
    <meta:creation-date>2012-07-27T20:49:06</meta:creation-date>
    <dc:date>2012-08-20T14:34:53</dc:date>
    <dc:creator>methe </dc:creator>
    <meta:editing-duration>PT20M10S</meta:editing-duration>
    <meta:editing-cycles>2</meta:editing-cycles>
    <meta:generator>LibreOffice/3.3$Unix LibreOffice_project/330m19$Build-401</meta:generator>
    <meta:document-statistic meta:object-count="22"/>
  </office:meta>
</office:document-meta>
</file>